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ahnschrift" svg:font-family="Bahnschrif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ahnschrift Light" svg:font-family="'Bahnschrift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1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Bahnschrift1" fo:language="zxx" fo:country="none"/>
    </style:style>
    <style:style style:name="P2" style:family="paragraph" style:parent-style-name="Preformatted_20_Text">
      <style:text-properties style:font-name="Bahnschrift1" fo:language="el" fo:country="GR"/>
    </style:style>
    <style:style style:name="P3" style:family="paragraph" style:parent-style-name="Preformatted_20_Text">
      <style:text-properties style:font-name="Bahnschrift1" fo:language="el" fo:country="GR" fo:font-weight="bold" style:font-weight-asian="bold" style:font-weight-complex="bold"/>
    </style:style>
    <style:style style:name="P4" style:family="paragraph" style:parent-style-name="List_20_Paragraph">
      <style:text-properties style:font-name="Bahnschrift1" fo:font-size="10pt" fo:language="el" fo:country="GR" fo:font-weight="normal" style:font-size-asian="10pt" style:font-weight-asian="normal" style:font-size-complex="10pt" style:font-weight-complex="normal"/>
    </style:style>
    <style:style style:name="P5" style:family="paragraph" style:parent-style-name="List_20_Paragraph" style:list-style-name="L5">
      <style:text-properties style:font-name="Bahnschrift1" fo:font-size="10pt" fo:language="el" fo:country="GR" fo:font-weight="normal" style:font-size-asian="10pt" style:font-weight-asian="normal" style:font-size-complex="10pt" style:font-weight-complex="normal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style:font-name="Bahnschrift1" fo:font-size="10pt" fo:language="el" fo:country="GR" fo:font-weight="normal" style:font-size-asian="10pt" style:font-weight-asian="normal" style:font-size-complex="10pt" style:font-weight-complex="normal"/>
    </style:style>
    <style:style style:name="P7" style:family="paragraph" style:parent-style-name="List_20_Paragraph" style:list-style-name="L6">
      <style:paragraph-properties fo:margin-left="0in" fo:margin-right="0in" fo:text-indent="0in" style:auto-text-indent="false"/>
      <style:text-properties style:font-name="Bahnschrift1" fo:font-size="10pt" fo:language="el" fo:country="GR" fo:font-weight="normal" style:font-size-asian="10pt" style:font-weight-asian="normal" style:font-size-complex="10pt" style:font-weight-complex="normal"/>
    </style:style>
    <style:style style:name="P8" style:family="paragraph" style:parent-style-name="Preformatted_20_Text">
      <style:text-properties style:font-name="Bahnschrift1" fo:language="el" fo:country="GR"/>
    </style:style>
    <style:style style:name="P9" style:family="paragraph" style:parent-style-name="Preformatted_20_Text" style:list-style-name="L1">
      <style:text-properties style:font-name="Bahnschrift1" fo:language="el" fo:country="GR"/>
    </style:style>
    <style:style style:name="P10" style:family="paragraph" style:parent-style-name="Preformatted_20_Text">
      <style:text-properties style:font-name="Bahnschrift1" fo:language="el" fo:country="GR" fo:font-weight="bold" style:font-weight-asian="bold" style:font-weight-complex="bold"/>
    </style:style>
    <style:style style:name="P11" style:family="paragraph" style:parent-style-name="Preformatted_20_Text" style:list-style-name="L4">
      <style:text-properties style:font-name="Bahnschrift1" fo:language="el" fo:country="GR" fo:font-weight="bold" style:font-weight-asian="bold" style:font-weight-complex="bold"/>
    </style:style>
    <style:style style:name="P12" style:family="paragraph" style:parent-style-name="Preformatted_20_Text">
      <style:text-properties style:font-name="Bahnschrift1" fo:language="el" fo:country="GR" fo:font-weight="normal" style:font-weight-asian="normal" style:font-weight-complex="normal"/>
    </style:style>
    <style:style style:name="P13" style:family="paragraph" style:parent-style-name="Preformatted_20_Text" style:list-style-name="L3">
      <style:text-properties style:font-name="Bahnschrift1" fo:language="el" fo:country="GR" fo:font-weight="normal" style:font-weight-asian="normal" style:font-weight-complex="normal"/>
    </style:style>
    <style:style style:name="P14" style:family="paragraph" style:parent-style-name="Preformatted_20_Text" style:list-style-name="L4">
      <style:text-properties style:font-name="Bahnschrift1" fo:language="el" fo:country="GR" fo:font-weight="normal" style:font-weight-asian="normal" style:font-weight-complex="normal"/>
    </style:style>
    <style:style style:name="P15" style:family="paragraph" style:parent-style-name="Preformatted_20_Text">
      <style:text-properties style:font-name="Bahnschrift1" fo:language="en" fo:country="US"/>
    </style:style>
    <style:style style:name="P16" style:family="paragraph" style:parent-style-name="Preformatted_20_Text">
      <style:text-properties style:font-name="Bahnschrift1" fo:language="el" fo:country="GR" fo:font-weight="normal" style:font-weight-asian="normal" style:font-weight-complex="normal"/>
    </style:style>
    <style:style style:name="P17" style:family="paragraph" style:parent-style-name="Preformatted_20_Text">
      <style:text-properties style:font-name="Bahnschrift1" fo:language="el" fo:country="GR" fo:font-weight="bold" style:font-weight-asian="bold" style:font-weight-complex="bold"/>
    </style:style>
    <style:style style:name="P18" style:family="paragraph" style:parent-style-name="Preformatted_20_Text">
      <style:text-properties style:font-name="Bahnschrift1" fo:font-size="10pt" fo:language="el" fo:country="GR" fo:font-weight="normal" style:font-size-asian="10pt" style:font-weight-asian="normal" style:font-size-complex="10pt" style:font-weight-complex="normal"/>
    </style:style>
    <style:style style:name="P19" style:family="paragraph" style:parent-style-name="Preformatted_20_Text" style:list-style-name="L7">
      <style:text-properties style:font-name="Bahnschrift1" fo:font-size="10pt" fo:language="el" fo:country="GR" fo:font-weight="normal" style:font-size-asian="10pt" style:font-weight-asian="normal" style:font-size-complex="10pt" style:font-weight-complex="normal"/>
    </style:style>
    <style:style style:name="P20" style:family="paragraph" style:parent-style-name="Preformatted_20_Text" style:list-style-name="L9">
      <style:text-properties style:font-name="Bahnschrift1" fo:font-size="10pt" fo:language="el" fo:country="GR" fo:font-weight="normal" style:font-size-asian="10pt" style:font-weight-asian="normal" style:font-size-complex="10pt" style:font-weight-complex="normal"/>
    </style:style>
    <style:style style:name="P21" style:family="paragraph" style:parent-style-name="Preformatted_20_Text">
      <style:paragraph-properties fo:margin-left="0in" fo:margin-right="0in" fo:text-indent="0in" style:auto-text-indent="false"/>
      <style:text-properties style:font-name="Bahnschrift1" fo:font-size="10pt" fo:language="el" fo:country="GR" fo:font-weight="bold" style:font-size-asian="10pt" style:font-weight-asian="bold" style:font-size-complex="10pt" style:font-weight-complex="bold"/>
    </style:style>
    <style:style style:name="P22" style:family="paragraph" style:parent-style-name="Preformatted_20_Text">
      <style:paragraph-properties fo:margin-left="0in" fo:margin-right="0in" fo:text-indent="0in" style:auto-text-indent="false"/>
      <style:text-properties style:font-name="Bahnschrift1" fo:font-size="10pt" fo:language="el" fo:country="GR" fo:font-weight="normal" style:font-size-asian="10pt" style:font-weight-asian="normal" style:font-size-complex="10pt" style:font-weight-complex="normal"/>
    </style:style>
    <style:style style:name="T1" style:family="text">
      <style:text-properties fo:language="el" fo:country="GR"/>
    </style:style>
    <style:style style:name="T2" style:family="text">
      <style:text-properties fo:language="en" fo:country="US"/>
    </style:style>
    <style:style style:name="T3" style:family="text">
      <style:text-properties fo:language="none" fo:country="none"/>
    </style:style>
    <style:style style:name="T4" style:family="text">
      <style:text-properties style:font-name="Bahnschrift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Βασική ροή: Το διαχειριστικό προσωπικό θέλει να προσθέσει ιατρικό προσωπικό.</text:p>
      <text:p text:style-name="P3"/>
      <text:list xml:id="list5359366987761568496" text:style-name="L1">
        <text:list-item>
          <text:p text:style-name="P9">Από την αρχική οθόνη, ο διαχειριστής επιλέγει προσθήκη ιατρικού προσωπικού</text:p>
        </text:list-item>
        <text:list-item>
          <text:p text:style-name="P9">Ανεβάζει φωτογραφία του ιατρικού προσωπικού</text:p>
        </text:list-item>
        <text:list-item>
          <text:p text:style-name="P9">Πληκτρολογεί το ονοματεπώνυμο, ειδικότητα, εκπαίδευση, χρόνια υπηρεσίας, προηγούμενες υπηρεσίες, ομάδα αίματος, τηλέφωνο, μητρώο, τόπος κατοικίας του προσωπικού.</text:p>
        </text:list-item>
        <text:list-item>
          <text:p text:style-name="P9">Επιλέγει αποθήκευση.</text:p>
        </text:list-item>
        <text:list-item>
          <text:p text:style-name="P9">Το σύστημα τσεκάρει αν τα απαραίτητα στοιχεία έχουν πληκτρολογήθει.</text:p>
        </text:list-item>
        <text:list-item>
          <text:p text:style-name="P9">Τα απαραίτητα στοιχεία έχουν πληκτρολογηθεί, οπότε εμφανίζεται μήνυμα επιτυχημένης αποθήκευσης.</text:p>
        </text:list-item>
        <text:list-item>
          <text:p text:style-name="P9">Ο διαχειριστής επιλέγει “ΟΚ”.</text:p>
        </text:list-item>
        <text:list-item>
          <text:p text:style-name="P9">Το σύστημα επιστρέφει στην αρχική οθόνη.</text:p>
        </text:list-item>
      </text:list>
      <text:p text:style-name="P2"/>
      <text:p text:style-name="P2">Εναλλακτική ροή <text:span text:style-name="T2">1</text:span></text:p>
      <text:p text:style-name="P15"/>
      <text:p text:style-name="P1">6. <text:span text:style-name="T1">Τα απαραίτητα στοιχεία δέν έχουν πλκτρολογηθεί, οπότε εμφανίζεται μήνυμα αποτυχημένης αποθήκευσης.</text:span></text:p>
      <text:p text:style-name="P2">7. Ο διαχειρηστής επιλέγει “ΟΚ”.</text:p>
      <text:p text:style-name="P2">8. Συμπληρώνει τα υπόλειπα απαραίτητα στοίχεια.</text:p>
      <text:p text:style-name="P2">9. Η περίπτωση χρήσης συνεχίζεται από το βήμα 4 της βασικής ροής.</text:p>
      <text:p text:style-name="P2"/>
      <text:p text:style-name="P3">Βασική ροή: Το διαχειριστικό προσωπικό θέλει να επεξεργαστεί ιατρικό προσωπικό.</text:p>
      <text:p text:style-name="P3"/>
      <text:list xml:id="list8454160827704856803" text:style-name="L3">
        <text:list-item>
          <text:p text:style-name="P13">Από την αρχική οθόνη, ο διαχειρηστής επιλέγει επεξεργασία ιατρικού προσωπικού.</text:p>
        </text:list-item>
        <text:list-item>
          <text:p text:style-name="P13">Το σύστημα εμφανίζει ενα μενού με όλο το τρέχον ιατρικό προσωπικό.</text:p>
        </text:list-item>
        <text:list-item>
          <text:p text:style-name="P13">Επιλέγει το επιθυμητό προσωπικό.</text:p>
        </text:list-item>
        <text:list-item>
          <text:p text:style-name="P13">Το σύστημα εμφανίζει οθόνη με τις αποθηκευμένες πληροφορίες του συγκεκριμένου προσωπικού</text:p>
        </text:list-item>
        <text:list-item>
          <text:p text:style-name="P13">Ο διαχειρηστής επιλέγει κάποιο από τα στοιχεια <text:span text:style-name="T2">-</text:span>ονοματεπώνυμο, ειδικότητα, εκπαίδευση, χρόνια υπηρεσίας, προηγούμενες υπηρεσίες, ομάδα αίματος, τηλέφωνο, μητρώο, τόπος κατοικίας του προσωπικού<text:span text:style-name="T2">- </text:span>που θέλει να επεξεργαστεί.</text:p>
        </text:list-item>
        <text:list-item>
          <text:p text:style-name="P13">Ο διαχειρηστής επιλέγει αποθήκευση.</text:p>
        </text:list-item>
        <text:list-item>
          <text:p text:style-name="P13">Η περίπτωση χρήσης συνεχίζεται απο το βήμα 5 της βασικής ροής για προσθήκη ιατρικού προσωπικού καθώς και της εναλλακτικής ροής 1.</text:p>
        </text:list-item>
      </text:list>
      <text:p text:style-name="P12"/>
      <text:p text:style-name="P3">Βασική ροή: Το διαχειριστικό προσωπικό θέλει να διαγράψει ιατρικό προσωπικό.</text:p>
      <text:p text:style-name="P3"/>
      <text:list xml:id="list8529251366158691337" text:style-name="L4">
        <text:list-header>
          <text:p text:style-name="P11"/>
        </text:list-header>
        <text:list-item>
          <text:p text:style-name="P14">Από την αρχική οθόνη, ο διαχειρηστής επιλέγει επεξεργασία ιατρικού προσωπικού.</text:p>
        </text:list-item>
        <text:list-item>
          <text:p text:style-name="P14">Το σύστημα εμφανίζει ενα μενού με όλο το τρέχον ιατρικό προσωπικό.</text:p>
        </text:list-item>
        <text:list-item>
          <text:p text:style-name="P14">Επιλέγει το επιθυμητό προσωπικό.</text:p>
        </text:list-item>
        <text:list-item>
          <text:p text:style-name="P14">Το σύστημα εμφανίζει οθόνη με τις αποθηκευμένες πληροφορίες του συγκεκριμένου προσωπικού</text:p>
        </text:list-item>
        <text:list-item>
          <text:p text:style-name="P14">Επιλέγει διαγραφή προσωπικού.</text:p>
        </text:list-item>
        <text:list-item>
          <text:p text:style-name="P14">Το σύστημα εμφανίζει μύνημα επαλήθευσης.</text:p>
        </text:list-item>
        <text:list-item>
          <text:p text:style-name="P14">Ο διαχειρηστής επιλέγει “διαγραφή”.</text:p>
        </text:list-item>
        <text:list-item>
          <text:p text:style-name="P14">Το σύστημα εμφανίζει μύνημα επιτυχημένης διαγραφής.</text:p>
        </text:list-item>
        <text:list-item>
          <text:p text:style-name="P14">Ο χρήστης επιλέγει “ΟΚ”.</text:p>
        </text:list-item>
        <text:list-item>
          <text:p text:style-name="P14">Το σύστημα επιστρέφει στην αρχική οθόνη.</text:p>
        </text:list-item>
      </text:list>
      <text:p text:style-name="P12"/>
      <text:p text:style-name="P12">Εναλλακτική ροή 1</text:p>
      <text:p text:style-name="P12">7. Ο διαχειρηστής επιλέγει “ακύρωση”.</text:p>
      <text:p text:style-name="P12">8. Το σύστημα επιστρέφει στο προφίλ του επιλεγμένου ιατρικού προσωπικου.</text:p>
      <text:p text:style-name="P12"/>
      <text:p text:style-name="P12"/>
      <text:p text:style-name="P3">Βασική ροή: Το διαχειριστικό προσωπικό θέλει να επικοινωνήσει με ιατρικό προσωπικό.</text:p>
      <text:list xml:id="list7994425930645258982" text:style-name="L5">
        <text:list-item>
          <text:p text:style-name="P5">Από την αρχική οθόνη, ο διαχειρηστής επιλέγει το εικονίδιο άμεσης επικοινωνίας (<text:span text:style-name="T2">IM)</text:span></text:p>
        </text:list-item>
        <text:list-item>
          <text:p text:style-name="P5">Επιλέγει το εικονίδιο προσθήκης νεας συνομιλίας.</text:p>
        </text:list-item>
        <text:list-item>
          <text:p text:style-name="P5">Το σύστημα εμφανίζει ένα μενού με όλο το τρεχόν προσωπικό.</text:p>
        </text:list-item>
        <text:list-item>
          <text:p text:style-name="P5"><text:soft-page-break/>Επιλέγει το επιθυμιτό πρόσωπο.</text:p>
        </text:list-item>
        <text:list-item>
          <text:p text:style-name="P5">Το σύστημα εμφανίζει την συνομιλία.</text:p>
        </text:list-item>
        <text:list-item>
          <text:p text:style-name="P5">Ο διαχειριστής πληκτρολογεί το επιθυμητό μύνημα.</text:p>
        </text:list-item>
        <text:list-item>
          <text:p text:style-name="P5">Παταει αποστολή μυνήματος.</text:p>
        </text:list-item>
      </text:list>
      <text:p text:style-name="P4"/>
      <text:p text:style-name="P6">Εναλλακτική ροή 1.</text:p>
      <text:p text:style-name="P6"/>
      <text:list xml:id="list9200350812472286449" text:style-name="L6">
        <text:list-header>
          <text:p text:style-name="P7">1. Από την αρχική οθόνη, ο διαχειρηστής επιλέγει το εικονίδιο άμεσης επικοινωνίας (<text:span text:style-name="T2">IM).</text:span></text:p>
          <text:p text:style-name="P7">2. Επιλέγει την επιθυμητή συνομιλία.</text:p>
          <text:p text:style-name="P7">3. <text:span text:style-name="T4">Η περί</text:span>πτωση χρήσης συνεχίζεται απο το βήμα 6 της βασικής ροής .</text:p>
        </text:list-header>
      </text:list>
      <text:p text:style-name="P6"/>
      <text:p text:style-name="P21">Βασική ροή: Το διαχειριστικό προσωπικό θέλει να δει τα ραντεβού όλου του ιατρικού προσωπικού.</text:p>
      <text:p text:style-name="P22"/>
      <text:list xml:id="list4972231956915705848" text:style-name="L7">
        <text:list-item>
          <text:p text:style-name="P19">Από την αρχική οθόνη, ο διαχειρηστής επιλέγει την προβολή ημερολογίου</text:p>
        </text:list-item>
        <text:list-item>
          <text:p text:style-name="P19">Το σύστημα εμφανίζει το μενού των ραντεβού.</text:p>
        </text:list-item>
        <text:list-item>
          <text:p text:style-name="P19">Ο διαχειρηστής επιλέγει μια ημερομηνία απο το ημερολόγιο.</text:p>
        </text:list-item>
        <text:list-item>
          <text:p text:style-name="P19">Το σύστημα εμφανίζει ολα τα ραντεβού και τις λεπτομέριες του για την επιλεγμένη ημερομηνία.</text:p>
        </text:list-item>
      </text:list>
      <text:p text:style-name="P18"/>
      <text:p text:style-name="P6"/>
      <text:p text:style-name="P21">Βασική ροή: Το διαχειριστικό προσωπικό θέλει να δει τα <text:span text:style-name="T2">logs</text:span> του ιατρικού προσωπικού.</text:p>
      <text:p text:style-name="P22"/>
      <text:list xml:id="list4702383019803530692" text:style-name="L9">
        <text:list-item>
          <text:p text:style-name="P20">Απο την αρχική οθόνη, ο διαχειρηστής επιλέγει την προβολή των <text:span text:style-name="T2">logs.</text:span></text:p>
        </text:list-item>
        <text:list-item>
          <text:p text:style-name="P20">Το σύστημα εμφανίζει ενα μενού με όλο το τρέχον ιατρικό προσωπικό.</text:p>
        </text:list-item>
        <text:list-item>
          <text:p text:style-name="P20">Ο διαχειρηστής επιλέγει το επιθυμητό πρόσωπο/α.</text:p>
        </text:list-item>
        <text:list-item>
          <text:p text:style-name="P20">Το σύστημα εμφανίζει την οθόνη με τα <text:span text:style-name="T2">logs </text:span>του επιλεγμένου ιατρικού προσωπικού.</text:p>
        </text:list-item>
      </text:list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ahnschrift" svg:font-family="Bahnschrif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ahnschrift Light" svg:font-family="'Bahnschrift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1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ahnschrift" fo:font-size="10pt" style:font-name-asian="NSimSun" style:font-size-asian="10pt" style:font-name-complex="Courier New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3-23T00:55:42.01</dc:date>
    <dc:creator>Spyros Tsimpoukis</dc:creator>
    <meta:generator>OpenOffice/4.1.5$Win32 OpenOffice.org_project/415m1$Build-9789</meta:generator>
    <meta:editing-duration>PT1H40M20S</meta:editing-duration>
    <meta:editing-cycles>6</meta:editing-cycles>
    <meta:document-statistic meta:table-count="0" meta:image-count="0" meta:object-count="0" meta:page-count="2" meta:paragraph-count="58" meta:word-count="537" meta:character-count="3673"/>
  </office:meta>
</office:document-meta>
</file>